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016cm" svg:x="1.635cm" svg:y="1.889cm">
          <text:p text:style-name="P1">CompileU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747cm" svg:height="4.826cm" svg:x="2.651cm" svg:y="3.54cm">
          <text:p text:style-name="P1">namesp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858cm" svg:y1="2.905cm" svg:x2="6.779cm" svg:y2="3.794cm" draw:start-shape="id1" draw:start-glue-point="6" draw:end-shape="id2" draw:end-glue-point="4" svg:d="m3858 2905v445h2921v444">
          <text:p/>
        </draw:connector>
        <draw:custom-shape draw:style-name="gr1" draw:text-style-name="P1" draw:layer="layout" svg:width="7.747cm" svg:height="4.953cm" svg:x="2.778cm" svg:y="3.667cm">
          <text:p text:style-name="P1">name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7.747cm" svg:height="4.953cm" svg:x="2.905cm" svg:y="3.794cm">
          <text:p text:style-name="P1">Namespace</text:p>
          <text:p text:style-name="P1"/>
          <text:p text:style-name="P1"/>
          <text:p text:style-name="P1"/>
          <text:p text:style-name="P1"/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493cm" svg:height="3.81cm" svg:x="3.032cm" svg:y="4.683cm">
          <text:p text:style-name="P1"><text:s/></text:p>
          <text:p text:style-name="P1"/>
          <text:p text:style-name="P1"/>
          <text:p text:style-name="P1"/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39cm" svg:height="1.143cm" svg:x="3.159cm" svg:y="4.81cm">
          <text:p text:style-name="P1">CodeNamespace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39cm" svg:height="1.143cm" svg:x="3.159cm" svg:y="6.08cm">
          <text:p text:style-name="P1">CodeTypeDeclaration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1:59:56</meta:creation-date>
    <dc:date>2012-06-20T13:08:30</dc:date>
    <meta:editing-duration>PT5M</meta:editing-duration>
    <meta:editing-cycles>4</meta:editing-cycles>
    <meta:generator>LibreOffice/3.5$Linux_X86_64 LibreOffice_project/350m1$Build-2</meta:generator>
    <meta:document-statistic meta:object-count="8"/>
  </office:meta>
</office:document-meta>
</file>